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style:text-properties officeooo:rsid="00024afa" officeooo:paragraph-rsid="00051298"/>
    </style:style>
    <style:style style:name="P2" style:family="paragraph" style:parent-style-name="Text_20_body">
      <style:text-properties officeooo:rsid="00024afa" officeooo:paragraph-rsid="00024afa"/>
    </style:style>
    <style:style style:name="P3" style:family="paragraph" style:parent-style-name="Text_20_body">
      <style:text-properties officeooo:rsid="00024afa" officeooo:paragraph-rsid="00051298"/>
    </style:style>
    <style:style style:name="P4" style:family="paragraph" style:parent-style-name="Text_20_body">
      <style:text-properties officeooo:paragraph-rsid="00051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Ah, finally I've met you. You're a beautiful woman."</text:p>
      <text:p text:style-name="Quotations">The man thanked her for everything that had happened.</text:p>
      <text:p text:style-name="Quotations">"From now on, we'll be together. Don't leave me."</text:p>
      <text:p text:style-name="Quotations">"Okay. I won't leave you either."</text:p>
      <text:p text:style-name="Quotations">The world breathed in and out with the man and woman.</text:p>
      <text:p text:style-name="Quotations">The man's arm muscles bulged, becoming like mountains. He grabbed the woman's arm and pulled her close to his chest.</text:p>
      <text:p text:style-name="Quotations">Then, the man and woman kissed each other and swore eternal love.</text:p>
      <text:p text:style-name="Quotations">And then, the man held the woman in the sunlight and swore eternal lov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1:53:37.046000000</meta:creation-date>
    <dc:date>2024-09-12T07:37:48.083000000</dc:date>
    <meta:editing-duration>PT9H33M52S</meta:editing-duration>
    <meta:editing-cycles>7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8" meta:word-count="90" meta:character-count="494" meta:non-whitespace-character-count="412"/>
  </office:meta>
</office:document-meta>
</file>